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svg:stroke-color="#dddddd" draw:fill="none" draw:fill-color="#eeeeee" draw:textarea-horizontal-align="center"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cm" svg:height="9cm" svg:x="5.497cm" svg:y="3.3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1" draw:layer="layout" svg:width="6cm" svg:height="9cm" svg:x="16.5cm" svg:y="3.3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1T19:03:52.244024778</meta:creation-date>
    <meta:editing-duration>P0D</meta:editing-duration>
    <meta:editing-cycles>1</meta:editing-cycles>
    <meta:generator>LibreOfficeDev/7.4.0.0.alpha0$Linux_X86_64 LibreOffice_project/916299b1d7569f5a8d46a88db30c559befda0bce</meta:generator>
    <meta:document-statistic meta:object-count="2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sl" number:country="SI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001cm" svg:height="9.001cm" xlink:href="." xlink:type="simple" chart:class="chart:bar" chart:style-name="ch1">
        <chart:plot-area chart:style-name="ch2" chart:data-source-has-labels="both" svg:x="0.271cm" svg:y="0.175cm" svg:width="5.085cm" svg:height="7.76cm">
          <chart:coordinate-region svg:x="0.271cm" svg:y="0.175cm" svg:width="5.085cm" svg:height="7.113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 chart:style-name="ch8"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Very very very very very very very very very very very loooooooooooong label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4.0.0.alpha0$Linux_X86_64 LibreOffice_project/916299b1d7569f5a8d46a88db30c559befda0bce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34a853" draw:end-color="#34a853" draw:start-intensity="100%" draw:end-intensity="100%" draw:angle="0deg" draw:border="25%"/>
    <draw:gradient draw:name="msFillGradient_20_1_20_-1" draw:display-name="msFillGradient 1 -1" draw:style="linear" draw:start-color="#34a853" draw:end-color="#34a853" draw:start-intensity="100%" draw:end-intensity="100%" draw:angle="0deg" draw:border="25%"/>
    <draw:gradient draw:name="msFillGradient_20_1_20_0" draw:display-name="msFillGradient 1 0" draw:style="linear" draw:start-color="#34a853" draw:end-color="#34a853" draw:start-intensity="100%" draw:end-intensity="100%" draw:angle="0deg" draw:border="25%"/>
    <draw:gradient draw:name="msFillGradient_20_1_20_1" draw:display-name="msFillGradient 1 1" draw:style="linear" draw:start-color="#34a853" draw:end-color="#34a853" draw:start-intensity="100%" draw:end-intensity="100%" draw:angle="0deg" draw:border="25%"/>
    <draw:gradient draw:name="msFillGradient_20_1_20_2" draw:display-name="msFillGradient 1 2" draw:style="linear" draw:start-color="#34a853" draw:end-color="#34a853" draw:start-intensity="100%" draw:end-intensity="100%" draw:angle="0deg" draw:border="25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sl" number:country="SI" number:automatic-order="true">
      <number:day number:style="long"/>
      <number:text>. </number:text>
      <number:month number:style="long"/>
      <number:text>. 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tru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001cm" svg:height="9.001cm" xlink:href="." xlink:type="simple" chart:class="chart:bar" chart:style-name="ch1">
        <chart:plot-area chart:style-name="ch2" chart:data-source-has-labels="both" svg:x="0.12cm" svg:y="0.18cm" svg:width="5.761cm" svg:height="8.641cm">
          <chart:coordinate-region svg:x="0.12cm" svg:y="0.18cm" svg:width="5.761cm" svg:height="7.2cm"/>
          <chart:axis chart:dimension="x" chart:name="primary-x" chart:style-name="ch3" chartooo:axis-type="auto">
            <chartooo:date-scale/>
            <chart:categories table:cell-range-address="local-table.$A$2:.$A$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" chart:label-cell-address="local-table.$B$1" chart:class="chart:bar">
            <chart:data-point/>
          </chart:series>
          <chart:series chart:style-name="ch7" chart:values-cell-range-address="local-table.$C$2:.$C$2" chart:label-cell-address="local-table.$C$1" chart:class="chart:bar">
            <chart:data-point chart:style-name="ch8"/>
          </chart:series>
          <chart:series chart:style-name="ch9" chart:values-cell-range-address="local-table.$D$2:.$D$2" chart:label-cell-address="local-table.$D$1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Very very very very very very very very very very very loooooooooooong label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Dev/7.4.0.0.alpha0$Linux_X86_64 LibreOffice_project/916299b1d7569f5a8d46a88db30c559befda0bce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msFillGradient_20_1" draw:display-name="msFillGradient 1" draw:style="linear" draw:start-color="#34a853" draw:end-color="#34a853" draw:start-intensity="100%" draw:end-intensity="100%" draw:angle="0deg" draw:border="25%"/>
    <draw:gradient draw:name="msFillGradient_20_1_20_-1" draw:display-name="msFillGradient 1 -1" draw:style="linear" draw:start-color="#34a853" draw:end-color="#34a853" draw:start-intensity="100%" draw:end-intensity="100%" draw:angle="0deg" draw:border="25%"/>
    <draw:gradient draw:name="msFillGradient_20_1_20_0" draw:display-name="msFillGradient 1 0" draw:style="linear" draw:start-color="#34a853" draw:end-color="#34a853" draw:start-intensity="100%" draw:end-intensity="100%" draw:angle="0deg" draw:border="25%"/>
    <draw:gradient draw:name="msFillGradient_20_1_20_1" draw:display-name="msFillGradient 1 1" draw:style="linear" draw:start-color="#34a853" draw:end-color="#34a853" draw:start-intensity="100%" draw:end-intensity="100%" draw:angle="0deg" draw:border="25%"/>
    <draw:gradient draw:name="msFillGradient_20_1_20_2" draw:display-name="msFillGradient 1 2" draw:style="linear" draw:start-color="#34a853" draw:end-color="#34a853" draw:start-intensity="100%" draw:end-intensity="100%" draw:angle="0deg" draw:border="25%"/>
  </office:styles>
</office:document-styles>
</file>